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4353" calcext:value-type="float">
            <text:p><text:s text:c="3"/>94,353</text:p>
          </table:table-cell>
          <table:table-cell table:style-name="ce60" office:value-type="float" office:value="93519" calcext:value-type="float">
            <text:p><text:s text:c="3"/>93,519</text:p>
          </table:table-cell>
          <table:table-cell table:style-name="ce60" office:value-type="float" office:value="18624" calcext:value-type="float">
            <text:p><text:s text:c="3"/>18,624</text:p>
          </table:table-cell>
          <table:table-cell table:style-name="ce60" office:value-type="float" office:value="13421" calcext:value-type="float">
            <text:p><text:s text:c="3"/>13,421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548" calcext:value-type="float">
            <text:p><text:s text:c="3"/>54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284" calcext:value-type="float">
            <text:p><text:s text:c="3"/>6,284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857" calcext:value-type="float">
            <text:p><text:s text:c="3"/>42,857</text:p>
          </table:table-cell>
          <table:table-cell table:style-name="ce68" office:value-type="float" office:value="42756" calcext:value-type="float">
            <text:p><text:s text:c="3"/>42,756</text:p>
          </table:table-cell>
          <table:table-cell table:style-name="ce70" office:value-type="float" office:value="9617" calcext:value-type="float">
            <text:p><text:s text:c="3"/>9,617</text:p>
          </table:table-cell>
          <table:table-cell table:style-name="ce70" office:value-type="float" office:value="8047" calcext:value-type="float">
            <text:p><text:s text:c="3"/>8,047</text:p>
          </table:table-cell>
          <table:table-cell table:style-name="ce70" office:value-type="float" office:value="209" calcext:value-type="float">
            <text:p><text:s text:c="3"/>209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229" calcext:value-type="float">
            <text:p><text:s text:c="3"/>3,229</text:p>
          </table:table-cell>
          <table:table-cell table:style-name="ce70" office:value-type="float" office:value="13837" calcext:value-type="float">
            <text:p><text:s text:c="3"/>13,837</text:p>
          </table:table-cell>
          <table:table-cell table:style-name="ce70" office:value-type="float" office:value="4766" calcext:value-type="float">
            <text:p><text:s text:c="3"/>4,7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496" calcext:value-type="float">
            <text:p><text:s text:c="3"/>51,496</text:p>
          </table:table-cell>
          <table:table-cell table:style-name="ce68" office:value-type="float" office:value="50763" calcext:value-type="float">
            <text:p><text:s text:c="3"/>50,763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5374" calcext:value-type="float">
            <text:p><text:s text:c="3"/>5,374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3055" calcext:value-type="float">
            <text:p><text:s text:c="3"/>3,05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917" calcext:value-type="float">
            <text:p><text:s text:c="3"/>65,917</text:p>
          </table:table-cell>
          <table:table-cell table:style-name="ce60" office:value-type="float" office:value="65872" calcext:value-type="float">
            <text:p><text:s text:c="3"/>65,872</text:p>
          </table:table-cell>
          <table:table-cell table:style-name="ce60" office:value-type="float" office:value="20027" calcext:value-type="float">
            <text:p><text:s text:c="3"/>20,027</text:p>
          </table:table-cell>
          <table:table-cell table:style-name="ce60" office:value-type="float" office:value="13236" calcext:value-type="float">
            <text:p><text:s text:c="3"/>13,236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760" calcext:value-type="float">
            <text:p><text:s text:c="3"/>5,76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319" calcext:value-type="float">
            <text:p><text:s text:c="3"/>29,319</text:p>
          </table:table-cell>
          <table:table-cell table:style-name="ce68" office:value-type="float" office:value="29409" calcext:value-type="float">
            <text:p><text:s text:c="3"/>29,409</text:p>
          </table:table-cell>
          <table:table-cell table:style-name="ce70" office:value-type="float" office:value="10294" calcext:value-type="float">
            <text:p><text:s text:c="3"/>10,294</text:p>
          </table:table-cell>
          <table:table-cell table:style-name="ce70" office:value-type="float" office:value="7867" calcext:value-type="float">
            <text:p><text:s text:c="3"/>7,8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13" calcext:value-type="float">
            <text:p><text:s text:c="3"/>3,013</text:p>
          </table:table-cell>
          <table:table-cell table:style-name="ce70" office:value-type="float" office:value="12828" calcext:value-type="float">
            <text:p><text:s text:c="3"/>12,828</text:p>
          </table:table-cell>
          <table:table-cell table:style-name="ce70" office:value-type="float" office:value="4568" calcext:value-type="float">
            <text:p><text:s text:c="3"/>4,56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598" calcext:value-type="float">
            <text:p><text:s text:c="3"/>36,598</text:p>
          </table:table-cell>
          <table:table-cell table:style-name="ce68" office:value-type="float" office:value="36463" calcext:value-type="float">
            <text:p><text:s text:c="3"/>36,463</text:p>
          </table:table-cell>
          <table:table-cell table:style-name="ce70" office:value-type="float" office:value="9733" calcext:value-type="float">
            <text:p><text:s text:c="3"/>9,733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47" calcext:value-type="float">
            <text:p><text:s text:c="3"/>2,7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  <text:p>截至9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797482" calcext:value-type="float">
            <text:p><text:s text:c="3"/>797,482</text:p>
          </table:table-cell>
          <table:table-cell table:style-name="ce46" office:value-type="float" office:value="793900" calcext:value-type="float">
            <text:p><text:s text:c="3"/>793,900</text:p>
          </table:table-cell>
          <table:table-cell table:style-name="ce46" office:value-type="float" office:value="154041" calcext:value-type="float">
            <text:p><text:s text:c="3"/>154,041</text:p>
          </table:table-cell>
          <table:table-cell table:style-name="ce46" office:value-type="float" office:value="122628" calcext:value-type="float">
            <text:p><text:s text:c="3"/>122,628</text:p>
          </table:table-cell>
          <table:table-cell table:style-name="ce46" office:value-type="float" office:value="3342" calcext:value-type="float">
            <text:p><text:s text:c="3"/>3,342</text:p>
          </table:table-cell>
          <table:table-cell table:style-name="ce46" office:value-type="float" office:value="1583" calcext:value-type="float">
            <text:p><text:s text:c="3"/>1,583</text:p>
          </table:table-cell>
          <table:table-cell table:style-name="ce46" office:value-type="float" office:value="831" calcext:value-type="float">
            <text:p><text:s text:c="3"/>831</text:p>
          </table:table-cell>
          <table:table-cell table:style-name="ce46" office:value-type="float" office:value="4729" calcext:value-type="float">
            <text:p><text:s text:c="3"/>4,729</text:p>
          </table:table-cell>
          <table:table-cell table:style-name="ce46" office:value-type="float" office:value="550" calcext:value-type="float">
            <text:p><text:s text:c="3"/>550</text:p>
          </table:table-cell>
          <table:table-cell table:style-name="ce46" office:value-type="float" office:value="50034" calcext:value-type="float">
            <text:p><text:s text:c="3"/>50,034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362301" calcext:value-type="float">
            <text:p><text:s text:c="3"/>362,301</text:p>
          </table:table-cell>
          <table:table-cell table:style-name="ce55" office:value-type="float" office:value="362335" calcext:value-type="float">
            <text:p><text:s text:c="3"/>362,335</text:p>
          </table:table-cell>
          <table:table-cell table:style-name="ce55" office:value-type="float" office:value="80070" calcext:value-type="float">
            <text:p><text:s text:c="3"/>80,070</text:p>
          </table:table-cell>
          <table:table-cell table:style-name="ce55" office:value-type="float" office:value="73684" calcext:value-type="float">
            <text:p><text:s text:c="3"/>73,684</text:p>
          </table:table-cell>
          <table:table-cell table:style-name="ce55" office:value-type="float" office:value="1759" calcext:value-type="float">
            <text:p><text:s text:c="3"/>1,759</text:p>
          </table:table-cell>
          <table:table-cell table:style-name="ce55" office:value-type="float" office:value="785" calcext:value-type="float">
            <text:p><text:s text:c="3"/>785</text:p>
          </table:table-cell>
          <table:table-cell table:style-name="ce55" office:value-type="float" office:value="422" calcext:value-type="float">
            <text:p><text:s text:c="3"/>422</text:p>
          </table:table-cell>
          <table:table-cell table:style-name="ce55" office:value-type="float" office:value="2597" calcext:value-type="float">
            <text:p><text:s text:c="3"/>2,597</text:p>
          </table:table-cell>
          <table:table-cell table:style-name="ce55" office:value-type="float" office:value="322" calcext:value-type="float">
            <text:p><text:s text:c="3"/>322</text:p>
          </table:table-cell>
          <table:table-cell table:style-name="ce55" office:value-type="float" office:value="25871" calcext:value-type="float">
            <text:p><text:s text:c="3"/>25,871</text:p>
          </table:table-cell>
          <table:table-cell table:style-name="ce55" office:value-type="float" office:value="106333" calcext:value-type="float">
            <text:p><text:s text:c="3"/>106,333</text:p>
          </table:table-cell>
          <table:table-cell table:style-name="ce69" office:value-type="float" office:value="39572" calcext:value-type="float">
            <text:p><text:s text:c="3"/>39,5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6" office:value-type="float" office:value="435181" calcext:value-type="float">
            <text:p><text:s text:c="3"/>435,181</text:p>
          </table:table-cell>
          <table:table-cell table:style-name="ce56" office:value-type="float" office:value="431565" calcext:value-type="float">
            <text:p><text:s text:c="3"/>431,565</text:p>
          </table:table-cell>
          <table:table-cell table:style-name="ce56" office:value-type="float" office:value="73971" calcext:value-type="float">
            <text:p><text:s text:c="3"/>73,971</text:p>
          </table:table-cell>
          <table:table-cell table:style-name="ce56" office:value-type="float" office:value="48944" calcext:value-type="float">
            <text:p><text:s text:c="3"/>48,944</text:p>
          </table:table-cell>
          <table:table-cell table:style-name="ce56" office:value-type="float" office:value="1583" calcext:value-type="float">
            <text:p><text:s text:c="3"/>1,583</text:p>
          </table:table-cell>
          <table:table-cell table:style-name="ce56" office:value-type="float" office:value="798" calcext:value-type="float">
            <text:p><text:s text:c="3"/>798</text:p>
          </table:table-cell>
          <table:table-cell table:style-name="ce56" office:value-type="float" office:value="409" calcext:value-type="float">
            <text:p><text:s text:c="3"/>409</text:p>
          </table:table-cell>
          <table:table-cell table:style-name="ce56" office:value-type="float" office:value="2132" calcext:value-type="float">
            <text:p><text:s text:c="3"/>2,132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56" office:value-type="float" office:value="24163" calcext:value-type="float">
            <text:p><text:s text:c="3"/>24,163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2171" calcext:value-type="float">
            <text:p><text:s text:c="3"/>102,171</text:p>
          </table:table-cell>
          <table:table-cell table:style-name="ce60" office:value-type="float" office:value="101710" calcext:value-type="float">
            <text:p><text:s text:c="3"/>101,710</text:p>
          </table:table-cell>
          <table:table-cell table:style-name="ce60" office:value-type="float" office:value="19384" calcext:value-type="float">
            <text:p><text:s text:c="3"/>19,384</text:p>
          </table:table-cell>
          <table:table-cell table:style-name="ce60" office:value-type="float" office:value="16092" calcext:value-type="float">
            <text:p><text:s text:c="3"/>16,092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6161" calcext:value-type="float">
            <text:p><text:s text:c="3"/>6,161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6524" calcext:value-type="float">
            <text:p><text:s text:c="3"/>46,524</text:p>
          </table:table-cell>
          <table:table-cell table:style-name="ce68" office:value-type="float" office:value="46371" calcext:value-type="float">
            <text:p><text:s text:c="3"/>46,371</text:p>
          </table:table-cell>
          <table:table-cell table:style-name="ce70" office:value-type="float" office:value="10041" calcext:value-type="float">
            <text:p><text:s text:c="3"/>10,041</text:p>
          </table:table-cell>
          <table:table-cell table:style-name="ce70" office:value-type="float" office:value="9625" calcext:value-type="float">
            <text:p><text:s text:c="3"/>9,625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13395" calcext:value-type="float">
            <text:p><text:s text:c="3"/>13,395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5647" calcext:value-type="float">
            <text:p><text:s text:c="3"/>55,647</text:p>
          </table:table-cell>
          <table:table-cell table:style-name="ce68" office:value-type="float" office:value="55339" calcext:value-type="float">
            <text:p><text:s text:c="3"/>55,339</text:p>
          </table:table-cell>
          <table:table-cell table:style-name="ce70" office:value-type="float" office:value="9343" calcext:value-type="float">
            <text:p><text:s text:c="3"/>9,343</text:p>
          </table:table-cell>
          <table:table-cell table:style-name="ce70" office:value-type="float" office:value="6467" calcext:value-type="float">
            <text:p><text:s text:c="3"/>6,467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47" calcext:value-type="float">
            <text:p><text:s text:c="3"/>3,0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547" calcext:value-type="float">
            <text:p><text:s text:c="3"/>88,547</text:p>
          </table:table-cell>
          <table:table-cell table:style-name="ce60" office:value-type="float" office:value="88031" calcext:value-type="float">
            <text:p><text:s text:c="3"/>88,031</text:p>
          </table:table-cell>
          <table:table-cell table:style-name="ce60" office:value-type="float" office:value="16586" calcext:value-type="float">
            <text:p><text:s text:c="3"/>16,586</text:p>
          </table:table-cell>
          <table:table-cell table:style-name="ce60" office:value-type="float" office:value="14002" calcext:value-type="float">
            <text:p><text:s text:c="3"/>14,002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267" calcext:value-type="float">
            <text:p><text:s text:c="3"/>5,267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563" calcext:value-type="float">
            <text:p><text:s text:c="3"/>40,563</text:p>
          </table:table-cell>
          <table:table-cell table:style-name="ce68" office:value-type="float" office:value="40399" calcext:value-type="float">
            <text:p><text:s text:c="3"/>40,399</text:p>
          </table:table-cell>
          <table:table-cell table:style-name="ce70" office:value-type="float" office:value="8602" calcext:value-type="float">
            <text:p><text:s text:c="3"/>8,602</text:p>
          </table:table-cell>
          <table:table-cell table:style-name="ce70" office:value-type="float" office:value="8490" calcext:value-type="float">
            <text:p><text:s text:c="3"/>8,49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74" calcext:value-type="float">
            <text:p><text:s text:c="3"/>2,774</text:p>
          </table:table-cell>
          <table:table-cell table:style-name="ce70" office:value-type="float" office:value="9763" calcext:value-type="float">
            <text:p><text:s text:c="3"/>9,763</text:p>
          </table:table-cell>
          <table:table-cell table:style-name="ce70" office:value-type="float" office:value="4434" calcext:value-type="float">
            <text:p><text:s text:c="3"/>4,43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84" calcext:value-type="float">
            <text:p><text:s text:c="3"/>47,984</text:p>
          </table:table-cell>
          <table:table-cell table:style-name="ce68" office:value-type="float" office:value="47632" calcext:value-type="float">
            <text:p><text:s text:c="3"/>47,632</text:p>
          </table:table-cell>
          <table:table-cell table:style-name="ce70" office:value-type="float" office:value="7984" calcext:value-type="float">
            <text:p><text:s text:c="3"/>7,984</text:p>
          </table:table-cell>
          <table:table-cell table:style-name="ce70" office:value-type="float" office:value="5512" calcext:value-type="float">
            <text:p><text:s text:c="3"/>5,512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2493" calcext:value-type="float">
            <text:p><text:s text:c="3"/>2,49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853" calcext:value-type="float">
            <text:p><text:s text:c="3"/>91,853</text:p>
          </table:table-cell>
          <table:table-cell table:style-name="ce60" office:value-type="float" office:value="91164" calcext:value-type="float">
            <text:p><text:s text:c="3"/>91,164</text:p>
          </table:table-cell>
          <table:table-cell table:style-name="ce60" office:value-type="float" office:value="16271" calcext:value-type="float">
            <text:p><text:s text:c="3"/>16,271</text:p>
          </table:table-cell>
          <table:table-cell table:style-name="ce60" office:value-type="float" office:value="12802" calcext:value-type="float">
            <text:p><text:s text:c="3"/>12,80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569" calcext:value-type="float">
            <text:p><text:s text:c="3"/>5,569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901" calcext:value-type="float">
            <text:p><text:s text:c="3"/>40,901</text:p>
          </table:table-cell>
          <table:table-cell table:style-name="ce68" office:value-type="float" office:value="40912" calcext:value-type="float">
            <text:p><text:s text:c="3"/>40,912</text:p>
          </table:table-cell>
          <table:table-cell table:style-name="ce70" office:value-type="float" office:value="8515" calcext:value-type="float">
            <text:p><text:s text:c="3"/>8,515</text:p>
          </table:table-cell>
          <table:table-cell table:style-name="ce70" office:value-type="float" office:value="7734" calcext:value-type="float">
            <text:p><text:s text:c="3"/>7,734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911" calcext:value-type="float">
            <text:p><text:s text:c="3"/>2,911</text:p>
          </table:table-cell>
          <table:table-cell table:style-name="ce70" office:value-type="float" office:value="18379" calcext:value-type="float">
            <text:p><text:s text:c="3"/>18,379</text:p>
          </table:table-cell>
          <table:table-cell table:style-name="ce70" office:value-type="float" office:value="4451" calcext:value-type="float">
            <text:p><text:s text:c="3"/>4,45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0952" calcext:value-type="float">
            <text:p><text:s text:c="3"/>50,952</text:p>
          </table:table-cell>
          <table:table-cell table:style-name="ce68" office:value-type="float" office:value="50252" calcext:value-type="float">
            <text:p><text:s text:c="3"/>50,252</text:p>
          </table:table-cell>
          <table:table-cell table:style-name="ce70" office:value-type="float" office:value="7756" calcext:value-type="float">
            <text:p><text:s text:c="3"/>7,756</text:p>
          </table:table-cell>
          <table:table-cell table:style-name="ce70" office:value-type="float" office:value="5068" calcext:value-type="float">
            <text:p><text:s text:c="3"/>5,06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28" calcext:value-type="float">
            <text:p><text:s text:c="3"/>228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658" calcext:value-type="float">
            <text:p><text:s text:c="3"/>2,658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231" calcext:value-type="float">
            <text:p><text:s text:c="3"/>88,231</text:p>
          </table:table-cell>
          <table:table-cell table:style-name="ce60" office:value-type="float" office:value="86705" calcext:value-type="float">
            <text:p><text:s text:c="3"/>86,705</text:p>
          </table:table-cell>
          <table:table-cell table:style-name="ce60" office:value-type="float" office:value="17203" calcext:value-type="float">
            <text:p><text:s text:c="3"/>17,203</text:p>
          </table:table-cell>
          <table:table-cell table:style-name="ce60" office:value-type="float" office:value="13712" calcext:value-type="float">
            <text:p><text:s text:c="3"/>13,71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91" calcext:value-type="float">
            <text:p><text:s text:c="3"/>49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5883" calcext:value-type="float">
            <text:p><text:s text:c="3"/>5,88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299" calcext:value-type="float">
            <text:p><text:s text:c="3"/>40,299</text:p>
          </table:table-cell>
          <table:table-cell table:style-name="ce68" office:value-type="float" office:value="39929" calcext:value-type="float">
            <text:p><text:s text:c="3"/>39,929</text:p>
          </table:table-cell>
          <table:table-cell table:style-name="ce70" office:value-type="float" office:value="8934" calcext:value-type="float">
            <text:p><text:s text:c="3"/>8,934</text:p>
          </table:table-cell>
          <table:table-cell table:style-name="ce70" office:value-type="float" office:value="8127" calcext:value-type="float">
            <text:p><text:s text:c="3"/>8,127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3023" calcext:value-type="float">
            <text:p><text:s text:c="3"/>3,023</text:p>
          </table:table-cell>
          <table:table-cell table:style-name="ce70" office:value-type="float" office:value="10714" calcext:value-type="float">
            <text:p><text:s text:c="3"/>10,714</text:p>
          </table:table-cell>
          <table:table-cell table:style-name="ce70" office:value-type="float" office:value="4732" calcext:value-type="float">
            <text:p><text:s text:c="3"/>4,73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32" calcext:value-type="float">
            <text:p><text:s text:c="3"/>47,932</text:p>
          </table:table-cell>
          <table:table-cell table:style-name="ce68" office:value-type="float" office:value="46776" calcext:value-type="float">
            <text:p><text:s text:c="3"/>46,776</text:p>
          </table:table-cell>
          <table:table-cell table:style-name="ce70" office:value-type="float" office:value="8269" calcext:value-type="float">
            <text:p><text:s text:c="3"/>8,269</text:p>
          </table:table-cell>
          <table:table-cell table:style-name="ce70" office:value-type="float" office:value="5585" calcext:value-type="float">
            <text:p><text:s text:c="3"/>5,585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2860" calcext:value-type="float">
            <text:p><text:s text:c="3"/>2,8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8521" calcext:value-type="float">
            <text:p><text:s text:c="3"/>98,521</text:p>
          </table:table-cell>
          <table:table-cell table:style-name="ce60" office:value-type="float" office:value="101430" calcext:value-type="float">
            <text:p><text:s text:c="3"/>101,430</text:p>
          </table:table-cell>
          <table:table-cell table:style-name="ce60" office:value-type="float" office:value="17530" calcext:value-type="float">
            <text:p><text:s text:c="3"/>17,530</text:p>
          </table:table-cell>
          <table:table-cell table:style-name="ce60" office:value-type="float" office:value="14475" calcext:value-type="float">
            <text:p><text:s text:c="3"/>14,475</text:p>
          </table:table-cell>
          <table:table-cell table:style-name="ce60" office:value-type="float" office:value="377" calcext:value-type="float">
            <text:p><text:s text:c="3"/>377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571" calcext:value-type="float">
            <text:p><text:s text:c="3"/>57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6329" calcext:value-type="float">
            <text:p><text:s text:c="3"/>6,329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4621" calcext:value-type="float">
            <text:p><text:s text:c="3"/>44,621</text:p>
          </table:table-cell>
          <table:table-cell table:style-name="ce68" office:value-type="float" office:value="46225" calcext:value-type="float">
            <text:p><text:s text:c="3"/>46,225</text:p>
          </table:table-cell>
          <table:table-cell table:style-name="ce70" office:value-type="float" office:value="9145" calcext:value-type="float">
            <text:p><text:s text:c="3"/>9,145</text:p>
          </table:table-cell>
          <table:table-cell table:style-name="ce70" office:value-type="float" office:value="8659" calcext:value-type="float">
            <text:p><text:s text:c="3"/>8,659</text:p>
          </table:table-cell>
          <table:table-cell table:style-name="ce70" office:value-type="float" office:value="190" calcext:value-type="float">
            <text:p><text:s text:c="3"/>190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3256" calcext:value-type="float">
            <text:p><text:s text:c="3"/>3,256</text:p>
          </table:table-cell>
          <table:table-cell table:style-name="ce70" office:value-type="float" office:value="11552" calcext:value-type="float">
            <text:p><text:s text:c="3"/>11,552</text:p>
          </table:table-cell>
          <table:table-cell table:style-name="ce70" office:value-type="float" office:value="5085" calcext:value-type="float">
            <text:p><text:s text:c="3"/>5,08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900" calcext:value-type="float">
            <text:p><text:s text:c="3"/>53,900</text:p>
          </table:table-cell>
          <table:table-cell table:style-name="ce68" office:value-type="float" office:value="55205" calcext:value-type="float">
            <text:p><text:s text:c="3"/>55,205</text:p>
          </table:table-cell>
          <table:table-cell table:style-name="ce70" office:value-type="float" office:value="8385" calcext:value-type="float">
            <text:p><text:s text:c="3"/>8,385</text:p>
          </table:table-cell>
          <table:table-cell table:style-name="ce70" office:value-type="float" office:value="5816" calcext:value-type="float">
            <text:p><text:s text:c="3"/>5,816</text:p>
          </table:table-cell>
          <table:table-cell table:style-name="ce70" office:value-type="float" office:value="187" calcext:value-type="float">
            <text:p><text:s text:c="3"/>18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3073" calcext:value-type="float">
            <text:p><text:s text:c="3"/>3,07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8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083" calcext:value-type="float">
            <text:p><text:s text:c="3"/>91,083</text:p>
          </table:table-cell>
          <table:table-cell table:style-name="ce60" office:value-type="float" office:value="92038" calcext:value-type="float">
            <text:p><text:s text:c="3"/>92,038</text:p>
          </table:table-cell>
          <table:table-cell table:style-name="ce60" office:value-type="float" office:value="16836" calcext:value-type="float">
            <text:p><text:s text:c="3"/>16,836</text:p>
          </table:table-cell>
          <table:table-cell table:style-name="ce60" office:value-type="float" office:value="12586" calcext:value-type="float">
            <text:p><text:s text:c="3"/>12,586</text:p>
          </table:table-cell>
          <table:table-cell table:style-name="ce60" office:value-type="float" office:value="422" calcext:value-type="float">
            <text:p><text:s text:c="3"/>422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40" calcext:value-type="float">
            <text:p><text:s text:c="3"/>54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6165" calcext:value-type="float">
            <text:p><text:s text:c="3"/>6,165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1890" calcext:value-type="float">
            <text:p><text:s text:c="3"/>41,890</text:p>
          </table:table-cell>
          <table:table-cell table:style-name="ce68" office:value-type="float" office:value="42450" calcext:value-type="float">
            <text:p><text:s text:c="3"/>42,450</text:p>
          </table:table-cell>
          <table:table-cell table:style-name="ce70" office:value-type="float" office:value="8813" calcext:value-type="float">
            <text:p><text:s text:c="3"/>8,813</text:p>
          </table:table-cell>
          <table:table-cell table:style-name="ce70" office:value-type="float" office:value="7604" calcext:value-type="float">
            <text:p><text:s text:c="3"/>7,604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70" office:value-type="float" office:value="288" calcext:value-type="float">
            <text:p><text:s text:c="3"/>288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70" office:value-type="float" office:value="3212" calcext:value-type="float">
            <text:p><text:s text:c="3"/>3,212</text:p>
          </table:table-cell>
          <table:table-cell table:style-name="ce70" office:value-type="float" office:value="7239" calcext:value-type="float">
            <text:p><text:s text:c="3"/>7,239</text:p>
          </table:table-cell>
          <table:table-cell table:style-name="ce70" office:value-type="float" office:value="4510" calcext:value-type="float">
            <text:p><text:s text:c="3"/>4,510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193" calcext:value-type="float">
            <text:p><text:s text:c="3"/>49,193</text:p>
          </table:table-cell>
          <table:table-cell table:style-name="ce68" office:value-type="float" office:value="49588" calcext:value-type="float">
            <text:p><text:s text:c="3"/>49,588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70" office:value-type="float" office:value="4982" calcext:value-type="float">
            <text:p><text:s text:c="3"/>4,982</text:p>
          </table:table-cell>
          <table:table-cell table:style-name="ce70" office:value-type="float" office:value="192" calcext:value-type="float">
            <text:p><text:s text:c="3"/>192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2953" calcext:value-type="float">
            <text:p><text:s text:c="3"/>2,953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9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5488" calcext:value-type="float">
            <text:p><text:s text:c="3"/>85,488</text:p>
          </table:table-cell>
          <table:table-cell table:style-name="ce60" office:value-type="float" office:value="86322" calcext:value-type="float">
            <text:p><text:s text:c="3"/>86,322</text:p>
          </table:table-cell>
          <table:table-cell table:style-name="ce60" office:value-type="float" office:value="17106" calcext:value-type="float">
            <text:p><text:s text:c="3"/>17,106</text:p>
          </table:table-cell>
          <table:table-cell table:style-name="ce60" office:value-type="float" office:value="12527" calcext:value-type="float">
            <text:p><text:s text:c="3"/>12,527</text:p>
          </table:table-cell>
          <table:table-cell table:style-name="ce60" office:value-type="float" office:value="366" calcext:value-type="float">
            <text:p><text:s text:c="3"/>36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544" calcext:value-type="float">
            <text:p><text:s text:c="3"/>54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610" calcext:value-type="float">
            <text:p><text:s text:c="3"/>5,610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9273" calcext:value-type="float">
            <text:p><text:s text:c="3"/>39,273</text:p>
          </table:table-cell>
          <table:table-cell table:style-name="ce68" office:value-type="float" office:value="39813" calcext:value-type="float">
            <text:p><text:s text:c="3"/>39,813</text:p>
          </table:table-cell>
          <table:table-cell table:style-name="ce70" office:value-type="float" office:value="8814" calcext:value-type="float">
            <text:p><text:s text:c="3"/>8,814</text:p>
          </table:table-cell>
          <table:table-cell table:style-name="ce70" office:value-type="float" office:value="7549" calcext:value-type="float">
            <text:p><text:s text:c="3"/>7,549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94" calcext:value-type="float">
            <text:p><text:s text:c="3"/>294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876" calcext:value-type="float">
            <text:p><text:s text:c="3"/>2,876</text:p>
          </table:table-cell>
          <table:table-cell table:style-name="ce70" office:value-type="float" office:value="8333" calcext:value-type="float">
            <text:p><text:s text:c="3"/>8,333</text:p>
          </table:table-cell>
          <table:table-cell table:style-name="ce70" office:value-type="float" office:value="4289" calcext:value-type="float">
            <text:p><text:s text:c="3"/>4,289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215" calcext:value-type="float">
            <text:p><text:s text:c="3"/>46,215</text:p>
          </table:table-cell>
          <table:table-cell table:style-name="ce68" office:value-type="float" office:value="46509" calcext:value-type="float">
            <text:p><text:s text:c="3"/>46,509</text:p>
          </table:table-cell>
          <table:table-cell table:style-name="ce70" office:value-type="float" office:value="8292" calcext:value-type="float">
            <text:p><text:s text:c="3"/>8,292</text:p>
          </table:table-cell>
          <table:table-cell table:style-name="ce70" office:value-type="float" office:value="4978" calcext:value-type="float">
            <text:p><text:s text:c="3"/>4,978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34" calcext:value-type="float">
            <text:p><text:s text:c="3"/>2,734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-9.4" calcext:value-type="float">
            <text:p><text:s text:c="3"/>－9.40</text:p>
          </table:table-cell>
          <table:table-cell table:style-name="ce62" office:value-type="float" office:value="-7.7" calcext:value-type="float">
            <text:p><text:s text:c="3"/>－7.70</text:p>
          </table:table-cell>
          <table:table-cell table:style-name="ce62" office:value-type="float" office:value="-8.15" calcext:value-type="float">
            <text:p><text:s text:c="3"/>－8.15</text:p>
          </table:table-cell>
          <table:table-cell table:style-name="ce62" office:value-type="float" office:value="-6.66" calcext:value-type="float">
            <text:p><text:s text:c="3"/>－6.66</text:p>
          </table:table-cell>
          <table:table-cell table:style-name="ce62" office:value-type="float" office:value="-10.95" calcext:value-type="float">
            <text:p><text:s text:c="3"/>－10.95</text:p>
          </table:table-cell>
          <table:table-cell table:style-name="ce62" office:value-type="float" office:value="-28.57" calcext:value-type="float">
            <text:p><text:s text:c="3"/>－28.57</text:p>
          </table:table-cell>
          <table:table-cell table:style-name="ce62" office:value-type="float" office:value="-13.54" calcext:value-type="float">
            <text:p><text:s text:c="3"/>－13.54</text:p>
          </table:table-cell>
          <table:table-cell table:style-name="ce62" office:value-type="float" office:value="-0.73" calcext:value-type="float">
            <text:p><text:s text:c="3"/>－0.73</text:p>
          </table:table-cell>
          <table:table-cell table:style-name="ce62" office:value-type="float" office:value="-6.56" calcext:value-type="float">
            <text:p><text:s text:c="3"/>－6.56</text:p>
          </table:table-cell>
          <table:table-cell table:style-name="ce62" office:value-type="float" office:value="-10.73" calcext:value-type="float">
            <text:p><text:s text:c="3"/>－10.73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8.36" calcext:value-type="float">
            <text:p><text:s text:c="3"/>－8.36</text:p>
          </table:table-cell>
          <table:table-cell table:style-name="ce63" office:value-type="float" office:value="-6.88" calcext:value-type="float">
            <text:p><text:s text:c="3"/>－6.88</text:p>
          </table:table-cell>
          <table:table-cell table:style-name="ce63" office:value-type="float" office:value="-8.35" calcext:value-type="float">
            <text:p><text:s text:c="3"/>－8.35</text:p>
          </table:table-cell>
          <table:table-cell table:style-name="ce63" office:value-type="float" office:value="-6.19" calcext:value-type="float">
            <text:p><text:s text:c="3"/>－6.19</text:p>
          </table:table-cell>
          <table:table-cell table:style-name="ce63" office:value-type="float" office:value="-3.35" calcext:value-type="float">
            <text:p><text:s text:c="3"/>－3.35</text:p>
          </table:table-cell>
          <table:table-cell table:style-name="ce63" office:value-type="float" office:value="-36.11" calcext:value-type="float">
            <text:p><text:s text:c="3"/>－36.11</text:p>
          </table:table-cell>
          <table:table-cell table:style-name="ce63" office:value-type="float" office:value="-15.69" calcext:value-type="float">
            <text:p><text:s text:c="3"/>－15.69</text:p>
          </table:table-cell>
          <table:table-cell table:style-name="ce63" office:value-type="float" office:value="-2" calcext:value-type="float">
            <text:p><text:s text:c="3"/>－2.00</text:p>
          </table:table-cell>
          <table:table-cell table:style-name="ce63" office:value-type="float" office:value="-9.09" calcext:value-type="float">
            <text:p><text:s text:c="3"/>－9.09</text:p>
          </table:table-cell>
          <table:table-cell table:style-name="ce63" office:value-type="float" office:value="-10.93" calcext:value-type="float">
            <text:p><text:s text:c="3"/>－10.93</text:p>
          </table:table-cell>
          <table:table-cell table:style-name="ce63" office:value-type="float" office:value="-39.78" calcext:value-type="float">
            <text:p><text:s text:c="3"/>－39.78</text:p>
          </table:table-cell>
          <table:table-cell table:style-name="ce99" office:value-type="float" office:value="-10.01" calcext:value-type="float">
            <text:p><text:s text:c="3"/>－10.0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10.26" calcext:value-type="float">
            <text:p><text:s text:c="3"/>－10.26</text:p>
          </table:table-cell>
          <table:table-cell table:style-name="ce64" office:value-type="float" office:value="-8.38" calcext:value-type="float">
            <text:p><text:s text:c="3"/>－8.38</text:p>
          </table:table-cell>
          <table:table-cell table:style-name="ce64" office:value-type="float" office:value="-7.94" calcext:value-type="float">
            <text:p><text:s text:c="3"/>－7.94</text:p>
          </table:table-cell>
          <table:table-cell table:style-name="ce64" office:value-type="float" office:value="-7.37" calcext:value-type="float">
            <text:p><text:s text:c="3"/>－7.37</text:p>
          </table:table-cell>
          <table:table-cell table:style-name="ce64" office:value-type="float" office:value="-18.81" calcext:value-type="float">
            <text:p><text:s text:c="3"/>－18.81</text:p>
          </table:table-cell>
          <table:table-cell table:style-name="ce64" office:value-type="float" office:value="-20.59" calcext:value-type="float">
            <text:p><text:s text:c="3"/>－20.59</text:p>
          </table:table-cell>
          <table:table-cell table:style-name="ce64" office:value-type="float" office:value="-11.11" calcext:value-type="float">
            <text:p><text:s text:c="3"/>－11.11</text:p>
          </table:table-cell>
          <table:table-cell table:style-name="ce64" office:value-type="float" office:value="0.81" calcext:value-type="float">
            <text:p><text:s/>0.81</text:p>
          </table:table-cell>
          <table:table-cell table:style-name="ce64" office:value-type="float" office:value="-3.57" calcext:value-type="float">
            <text:p><text:s text:c="3"/>－3.57</text:p>
          </table:table-cell>
          <table:table-cell table:style-name="ce64" office:value-type="float" office:value="-10.51" calcext:value-type="float">
            <text:p><text:s text:c="3"/>－10.51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-6.14" calcext:value-type="float">
            <text:p><text:s text:c="3"/>－6.14</text:p>
          </table:table-cell>
          <table:table-cell table:style-name="ce65" office:value-type="float" office:value="-6.21" calcext:value-type="float">
            <text:p><text:s text:c="3"/>－6.21</text:p>
          </table:table-cell>
          <table:table-cell table:style-name="ce65" office:value-type="float" office:value="1.6" calcext:value-type="float">
            <text:p><text:s/>1.60</text:p>
          </table:table-cell>
          <table:table-cell table:style-name="ce65" office:value-type="float" office:value="-0.47" calcext:value-type="float">
            <text:p><text:s text:c="3"/>－0.47</text:p>
          </table:table-cell>
          <table:table-cell table:style-name="ce65" office:value-type="float" office:value="-13.27" calcext:value-type="float">
            <text:p><text:s text:c="3"/>－13.27</text:p>
          </table:table-cell>
          <table:table-cell table:style-name="ce65" office:value-type="float" office:value="-12.79" calcext:value-type="float">
            <text:p><text:s text:c="3"/>－12.79</text:p>
          </table:table-cell>
          <table:table-cell table:style-name="ce65" office:value-type="float" office:value="-16.16" calcext:value-type="float">
            <text:p><text:s text:c="3"/>－16.16</text:p>
          </table:table-cell>
          <table:table-cell table:style-name="ce65" office:value-type="float" office:value="0.74" calcext:value-type="float">
            <text:p><text:s/>0.74</text:p>
          </table:table-cell>
          <table:table-cell table:style-name="ce65" office:value-type="float" office:value="14" calcext:value-type="float">
            <text:p><text:s/>14.00</text:p>
          </table:table-cell>
          <table:table-cell table:style-name="ce65" office:value-type="float" office:value="-9" calcext:value-type="float">
            <text:p><text:s text:c="3"/>－9.00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6.25" calcext:value-type="float">
            <text:p><text:s text:c="3"/>－6.25</text:p>
          </table:table-cell>
          <table:table-cell table:style-name="ce63" office:value-type="float" office:value="-6.21" calcext:value-type="float">
            <text:p><text:s text:c="3"/>－6.21</text:p>
          </table:table-cell>
          <table:table-cell table:style-name="ce63" office:value-type="float" office:value="0.01" calcext:value-type="float">
            <text:p><text:s/>0.01</text:p>
          </table:table-cell>
          <table:table-cell table:style-name="ce63" office:value-type="float" office:value="-0.72" calcext:value-type="float">
            <text:p><text:s text:c="3"/>－0.72</text:p>
          </table:table-cell>
          <table:table-cell table:style-name="ce63" office:value-type="float" office:value="-12.17" calcext:value-type="float">
            <text:p><text:s text:c="3"/>－12.17</text:p>
          </table:table-cell>
          <table:table-cell table:style-name="ce63" office:value-type="float" office:value="-13.75" calcext:value-type="float">
            <text:p><text:s text:c="3"/>－13.75</text:p>
          </table:table-cell>
          <table:table-cell table:style-name="ce63" office:value-type="float" office:value="-27.12" calcext:value-type="float">
            <text:p><text:s text:c="3"/>－27.12</text:p>
          </table:table-cell>
          <table:table-cell table:style-name="ce63" office:value-type="float" office:value="2.08" calcext:value-type="float">
            <text:p><text:s/>2.08</text:p>
          </table:table-cell>
          <table:table-cell table:style-name="ce63" office:value-type="float" office:value="25" calcext:value-type="float">
            <text:p><text:s/>25.00</text:p>
          </table:table-cell>
          <table:table-cell table:style-name="ce63" office:value-type="float" office:value="-10.46" calcext:value-type="float">
            <text:p><text:s text:c="3"/>－10.46</text:p>
          </table:table-cell>
          <table:table-cell table:style-name="ce63" office:value-type="float" office:value="15.11" calcext:value-type="float">
            <text:p><text:s/>15.11</text:p>
          </table:table-cell>
          <table:table-cell table:style-name="ce99" office:value-type="float" office:value="-4.9" calcext:value-type="float">
            <text:p><text:s text:c="3"/>－4.90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6.05" calcext:value-type="float">
            <text:p><text:s text:c="3"/>－6.05</text:p>
          </table:table-cell>
          <table:table-cell table:style-name="ce64" office:value-type="float" office:value="-6.21" calcext:value-type="float">
            <text:p><text:s text:c="3"/>－6.21</text:p>
          </table:table-cell>
          <table:table-cell table:style-name="ce64" office:value-type="float" office:value="3.35" calcext:value-type="float">
            <text:p><text:s/>3.35</text:p>
          </table:table-cell>
          <table:table-cell table:style-name="ce64" office:value-type="float" office:value="-0.08" calcext:value-type="float">
            <text:p><text:s text:c="3"/>－0.08</text:p>
          </table:table-cell>
          <table:table-cell table:style-name="ce64" office:value-type="float" office:value="-14.58" calcext:value-type="float">
            <text:p><text:s text:c="3"/>－14.58</text:p>
          </table:table-cell>
          <table:table-cell table:style-name="ce64" office:value-type="float" office:value="-11.96" calcext:value-type="float">
            <text:p><text:s text:c="3"/>－11.96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0.79" calcext:value-type="float">
            <text:p><text:s text:c="3"/>－0.79</text:p>
          </table:table-cell>
          <table:table-cell table:style-name="ce64" office:value-type="float" office:value="3.85" calcext:value-type="float">
            <text:p><text:s/>3.85</text:p>
          </table:table-cell>
          <table:table-cell table:style-name="ce64" office:value-type="float" office:value="-7.42" calcext:value-type="float">
            <text:p><text:s text:c="3"/>－7.42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4年10月5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9 月 份" calcext:value-type="string" table:number-columns-spanned="5" table:number-rows-spanned="1">
              <text:p><text:s/>中 華 民 國 104 年 9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85488" calcext:value-type="float">
            <text:p><text:s text:c="3"/>85,488</text:p>
          </table:table-cell>
          <table:table-cell table:style-name="ce55" office:value-type="float" office:value="86322" calcext:value-type="float">
            <text:p><text:s text:c="3"/>86,322</text:p>
          </table:table-cell>
          <table:table-cell table:style-name="ce55" office:value-type="float" office:value="17106" calcext:value-type="float">
            <text:p><text:s text:c="3"/>17,106</text:p>
          </table:table-cell>
          <table:table-cell table:style-name="ce55" office:value-type="float" office:value="12527" calcext:value-type="float">
            <text:p><text:s text:c="3"/>12,527</text:p>
          </table:table-cell>
          <table:table-cell table:style-name="ce55" office:value-type="float" office:value="366" calcext:value-type="float">
            <text:p><text:s text:c="3"/>366</text:p>
          </table:table-cell>
          <table:table-cell table:style-name="ce55" office:value-type="float" office:value="150" calcext:value-type="float">
            <text:p><text:s text:c="3"/>150</text:p>
          </table:table-cell>
          <table:table-cell table:style-name="ce55" office:value-type="float" office:value="83" calcext:value-type="float">
            <text:p><text:s text:c="3"/>83</text:p>
          </table:table-cell>
          <table:table-cell table:style-name="ce55" office:value-type="float" office:value="544" calcext:value-type="float">
            <text:p><text:s text:c="3"/>544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5610" calcext:value-type="float">
            <text:p><text:s text:c="3"/>5,610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39273" calcext:value-type="float">
            <text:p><text:s text:c="3"/>39,273</text:p>
          </table:table-cell>
          <table:table-cell table:style-name="ce55" office:value-type="float" office:value="39813" calcext:value-type="float">
            <text:p><text:s text:c="3"/>39,813</text:p>
          </table:table-cell>
          <table:table-cell table:style-name="ce55" office:value-type="float" office:value="8814" calcext:value-type="float">
            <text:p><text:s text:c="3"/>8,814</text:p>
          </table:table-cell>
          <table:table-cell table:style-name="ce55" office:value-type="float" office:value="7549" calcext:value-type="float">
            <text:p><text:s text:c="3"/>7,549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55" office:value-type="float" office:value="294" calcext:value-type="float">
            <text:p><text:s text:c="3"/>294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2876" calcext:value-type="float">
            <text:p><text:s text:c="3"/>2,876</text:p>
          </table:table-cell>
          <table:table-cell table:style-name="ce55" office:value-type="float" office:value="8333" calcext:value-type="float">
            <text:p><text:s text:c="3"/>8,333</text:p>
          </table:table-cell>
          <table:table-cell table:style-name="ce69" office:value-type="float" office:value="4289" calcext:value-type="float">
            <text:p><text:s text:c="3"/>4,289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46215" calcext:value-type="float">
            <text:p><text:s text:c="3"/>46,215</text:p>
          </table:table-cell>
          <table:table-cell table:style-name="ce56" office:value-type="float" office:value="46509" calcext:value-type="float">
            <text:p><text:s text:c="3"/>46,509</text:p>
          </table:table-cell>
          <table:table-cell table:style-name="ce56" office:value-type="float" office:value="8292" calcext:value-type="float">
            <text:p><text:s text:c="3"/>8,292</text:p>
          </table:table-cell>
          <table:table-cell table:style-name="ce56" office:value-type="float" office:value="4978" calcext:value-type="float">
            <text:p><text:s text:c="3"/>4,978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office:value-type="float" office:value="2734" calcext:value-type="float">
            <text:p><text:s text:c="3"/>2,734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4577" calcext:value-type="float">
            <text:p><text:s text:c="3"/>14,577</text:p>
          </table:table-cell>
          <table:table-cell table:style-name="ce69" office:value-type="float" office:value="14832" calcext:value-type="float">
            <text:p><text:s text:c="3"/>14,832</text:p>
          </table:table-cell>
          <table:table-cell table:style-name="ce69" office:value-type="float" office:value="2842" calcext:value-type="float">
            <text:p><text:s text:c="3"/>2,842</text:p>
          </table:table-cell>
          <table:table-cell table:style-name="ce69" office:value-type="float" office:value="1637" calcext:value-type="float">
            <text:p><text:s text:c="3"/>1,637</text:p>
          </table:table-cell>
          <table:table-cell table:style-name="ce69" office:value-type="float" office:value="53" calcext:value-type="float">
            <text:p><text:s text:c="3"/>53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77" calcext:value-type="float">
            <text:p><text:s text:c="3"/>77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1026" calcext:value-type="float">
            <text:p><text:s text:c="3"/>1,026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6579" calcext:value-type="float">
            <text:p><text:s text:c="3"/>6,579</text:p>
          </table:table-cell>
          <table:table-cell table:style-name="ce69" office:value-type="float" office:value="6842" calcext:value-type="float">
            <text:p><text:s text:c="3"/>6,842</text:p>
          </table:table-cell>
          <table:table-cell table:style-name="ce69" office:value-type="float" office:value="1438" calcext:value-type="float">
            <text:p><text:s text:c="3"/>1,438</text:p>
          </table:table-cell>
          <table:table-cell table:style-name="ce69" office:value-type="float" office:value="989" calcext:value-type="float">
            <text:p><text:s text:c="3"/>989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38" calcext:value-type="float">
            <text:p><text:s text:c="3"/>38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524" calcext:value-type="float">
            <text:p><text:s text:c="3"/>524</text:p>
          </table:table-cell>
          <table:table-cell table:style-name="ce69" office:value-type="float" office:value="1552" calcext:value-type="float">
            <text:p><text:s text:c="3"/>1,552</text:p>
          </table:table-cell>
          <table:table-cell table:style-name="ce69" office:value-type="float" office:value="804" calcext:value-type="float">
            <text:p><text:s text:c="3"/>804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7998" calcext:value-type="float">
            <text:p><text:s text:c="3"/>7,998</text:p>
          </table:table-cell>
          <table:table-cell table:style-name="ce69" office:value-type="float" office:value="7990" calcext:value-type="float">
            <text:p><text:s text:c="3"/>7,990</text:p>
          </table:table-cell>
          <table:table-cell table:style-name="ce69" office:value-type="float" office:value="1404" calcext:value-type="float">
            <text:p><text:s text:c="3"/>1,404</text:p>
          </table:table-cell>
          <table:table-cell table:style-name="ce69" office:value-type="float" office:value="648" calcext:value-type="float">
            <text:p><text:s text:c="3"/>648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39" calcext:value-type="float">
            <text:p><text:s text:c="3"/>39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502" calcext:value-type="float">
            <text:p><text:s text:c="3"/>502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2080" calcext:value-type="float">
            <text:p><text:s text:c="3"/>12,080</text:p>
          </table:table-cell>
          <table:table-cell table:style-name="ce83" office:value-type="float" office:value="14553" calcext:value-type="float">
            <text:p><text:s text:c="3"/>14,553</text:p>
          </table:table-cell>
          <table:table-cell table:style-name="ce83" office:value-type="float" office:value="2303" calcext:value-type="float">
            <text:p><text:s text:c="3"/>2,303</text:p>
          </table:table-cell>
          <table:table-cell table:style-name="ce83" office:value-type="float" office:value="1286" calcext:value-type="float">
            <text:p><text:s text:c="3"/>1,286</text:p>
          </table:table-cell>
          <table:table-cell table:style-name="ce83" office:value-type="float" office:value="38" calcext:value-type="float">
            <text:p><text:s text:c="3"/>38</text:p>
          </table:table-cell>
          <table:table-cell table:style-name="ce83" office:value-type="float" office:value="24" calcext:value-type="float">
            <text:p><text:s text:c="3"/>24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83" calcext:value-type="float">
            <text:p><text:s text:c="3"/>483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469" calcext:value-type="float">
            <text:p><text:s text:c="3"/>5,469</text:p>
          </table:table-cell>
          <table:table-cell table:style-name="ce69" office:value-type="float" office:value="6682" calcext:value-type="float">
            <text:p><text:s text:c="3"/>6,682</text:p>
          </table:table-cell>
          <table:table-cell table:style-name="ce69" office:value-type="float" office:value="1176" calcext:value-type="float">
            <text:p><text:s text:c="3"/>1,176</text:p>
          </table:table-cell>
          <table:table-cell table:style-name="ce69" office:value-type="float" office:value="744" calcext:value-type="float">
            <text:p><text:s text:c="3"/>744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54" calcext:value-type="float">
            <text:p><text:s text:c="3"/>254</text:p>
          </table:table-cell>
          <table:table-cell table:style-name="ce69" office:value-type="float" office:value="1164" calcext:value-type="float">
            <text:p><text:s text:c="3"/>1,164</text:p>
          </table:table-cell>
          <table:table-cell table:style-name="ce69" office:value-type="float" office:value="439" calcext:value-type="float">
            <text:p><text:s text:c="3"/>43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611" calcext:value-type="float">
            <text:p><text:s text:c="3"/>6,611</text:p>
          </table:table-cell>
          <table:table-cell table:style-name="ce69" office:value-type="float" office:value="7871" calcext:value-type="float">
            <text:p><text:s text:c="3"/>7,871</text:p>
          </table:table-cell>
          <table:table-cell table:style-name="ce69" office:value-type="float" office:value="1127" calcext:value-type="float">
            <text:p><text:s text:c="3"/>1,127</text:p>
          </table:table-cell>
          <table:table-cell table:style-name="ce69" office:value-type="float" office:value="542" calcext:value-type="float">
            <text:p><text:s text:c="3"/>542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29" calcext:value-type="float">
            <text:p><text:s text:c="3"/>229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9249" calcext:value-type="float">
            <text:p><text:s text:c="3"/>9,249</text:p>
          </table:table-cell>
          <table:table-cell table:style-name="ce83" office:value-type="float" office:value="6871" calcext:value-type="float">
            <text:p><text:s text:c="3"/>6,871</text:p>
          </table:table-cell>
          <table:table-cell table:style-name="ce83" office:value-type="float" office:value="1943" calcext:value-type="float">
            <text:p><text:s text:c="3"/>1,943</text:p>
          </table:table-cell>
          <table:table-cell table:style-name="ce83" office:value-type="float" office:value="866" calcext:value-type="float">
            <text:p><text:s text:c="3"/>866</text:p>
          </table:table-cell>
          <table:table-cell table:style-name="ce83" office:value-type="float" office:value="47" calcext:value-type="float">
            <text:p><text:s text:c="3"/>47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626" calcext:value-type="float">
            <text:p><text:s text:c="3"/>626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187" calcext:value-type="float">
            <text:p><text:s text:c="3"/>4,187</text:p>
          </table:table-cell>
          <table:table-cell table:style-name="ce69" office:value-type="float" office:value="3212" calcext:value-type="float">
            <text:p><text:s text:c="3"/>3,212</text:p>
          </table:table-cell>
          <table:table-cell table:style-name="ce69" office:value-type="float" office:value="995" calcext:value-type="float">
            <text:p><text:s text:c="3"/>995</text:p>
          </table:table-cell>
          <table:table-cell table:style-name="ce69" office:value-type="float" office:value="576" calcext:value-type="float">
            <text:p><text:s text:c="3"/>576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69" office:value-type="float" office:value="928" calcext:value-type="float">
            <text:p><text:s text:c="3"/>928</text:p>
          </table:table-cell>
          <table:table-cell table:style-name="ce69" office:value-type="float" office:value="459" calcext:value-type="float">
            <text:p><text:s text:c="3"/>45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062" calcext:value-type="float">
            <text:p><text:s text:c="3"/>5,062</text:p>
          </table:table-cell>
          <table:table-cell table:style-name="ce69" office:value-type="float" office:value="3659" calcext:value-type="float">
            <text:p><text:s text:c="3"/>3,659</text:p>
          </table:table-cell>
          <table:table-cell table:style-name="ce69" office:value-type="float" office:value="948" calcext:value-type="float">
            <text:p><text:s text:c="3"/>948</text:p>
          </table:table-cell>
          <table:table-cell table:style-name="ce69" office:value-type="float" office:value="290" calcext:value-type="float">
            <text:p><text:s text:c="3"/>290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89" calcext:value-type="float">
            <text:p><text:s text:c="3"/>289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1054" calcext:value-type="float">
            <text:p><text:s text:c="3"/>11,054</text:p>
          </table:table-cell>
          <table:table-cell table:style-name="ce83" office:value-type="float" office:value="10067" calcext:value-type="float">
            <text:p><text:s text:c="3"/>10,067</text:p>
          </table:table-cell>
          <table:table-cell table:style-name="ce83" office:value-type="float" office:value="2001" calcext:value-type="float">
            <text:p><text:s text:c="3"/>2,001</text:p>
          </table:table-cell>
          <table:table-cell table:style-name="ce83" office:value-type="float" office:value="1248" calcext:value-type="float">
            <text:p><text:s text:c="3"/>1,248</text:p>
          </table:table-cell>
          <table:table-cell table:style-name="ce83" office:value-type="float" office:value="36" calcext:value-type="float">
            <text:p><text:s text:c="3"/>36</text:p>
          </table:table-cell>
          <table:table-cell table:style-name="ce83" office:value-type="float" office:value="13" calcext:value-type="float">
            <text:p><text:s text:c="3"/>1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627" calcext:value-type="float">
            <text:p><text:s text:c="3"/>627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928" calcext:value-type="float">
            <text:p><text:s text:c="3"/>4,928</text:p>
          </table:table-cell>
          <table:table-cell table:style-name="ce69" office:value-type="float" office:value="4528" calcext:value-type="float">
            <text:p><text:s text:c="3"/>4,528</text:p>
          </table:table-cell>
          <table:table-cell table:style-name="ce69" office:value-type="float" office:value="1039" calcext:value-type="float">
            <text:p><text:s text:c="3"/>1,039</text:p>
          </table:table-cell>
          <table:table-cell table:style-name="ce69" office:value-type="float" office:value="769" calcext:value-type="float">
            <text:p><text:s text:c="3"/>769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7" calcext:value-type="float">
            <text:p><text:s text:c="3"/>3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69" office:value-type="float" office:value="926" calcext:value-type="float">
            <text:p><text:s text:c="3"/>926</text:p>
          </table:table-cell>
          <table:table-cell table:style-name="ce69" office:value-type="float" office:value="481" calcext:value-type="float">
            <text:p><text:s text:c="3"/>48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6126" calcext:value-type="float">
            <text:p><text:s text:c="3"/>6,126</text:p>
          </table:table-cell>
          <table:table-cell table:style-name="ce69" office:value-type="float" office:value="5539" calcext:value-type="float">
            <text:p><text:s text:c="3"/>5,539</text:p>
          </table:table-cell>
          <table:table-cell table:style-name="ce69" office:value-type="float" office:value="962" calcext:value-type="float">
            <text:p><text:s text:c="3"/>962</text:p>
          </table:table-cell>
          <table:table-cell table:style-name="ce69" office:value-type="float" office:value="479" calcext:value-type="float">
            <text:p><text:s text:c="3"/>479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86" calcext:value-type="float">
            <text:p><text:s text:c="3"/>286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5609" calcext:value-type="float">
            <text:p><text:s text:c="3"/>5,609</text:p>
          </table:table-cell>
          <table:table-cell table:style-name="ce83" office:value-type="float" office:value="5769" calcext:value-type="float">
            <text:p><text:s text:c="3"/>5,769</text:p>
          </table:table-cell>
          <table:table-cell table:style-name="ce83" office:value-type="float" office:value="1334" calcext:value-type="float">
            <text:p><text:s text:c="3"/>1,334</text:p>
          </table:table-cell>
          <table:table-cell table:style-name="ce83" office:value-type="float" office:value="1216" calcext:value-type="float">
            <text:p><text:s text:c="3"/>1,216</text:p>
          </table:table-cell>
          <table:table-cell table:style-name="ce83" office:value-type="float" office:value="24" calcext:value-type="float">
            <text:p><text:s text:c="3"/>24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359" calcext:value-type="float">
            <text:p><text:s text:c="3"/>359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2607" calcext:value-type="float">
            <text:p><text:s text:c="3"/>2,607</text:p>
          </table:table-cell>
          <table:table-cell table:style-name="ce69" office:value-type="float" office:value="2666" calcext:value-type="float">
            <text:p><text:s text:c="3"/>2,666</text:p>
          </table:table-cell>
          <table:table-cell table:style-name="ce69" office:value-type="float" office:value="672" calcext:value-type="float">
            <text:p><text:s text:c="3"/>672</text:p>
          </table:table-cell>
          <table:table-cell table:style-name="ce69" office:value-type="float" office:value="726" calcext:value-type="float">
            <text:p><text:s text:c="3"/>726</text:p>
          </table:table-cell>
          <table:table-cell table:number-columns-repeated="2" table:style-name="ce69" office:value-type="float" office:value="8" calcext:value-type="float">
            <text:p><text:s text:c="3"/>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178" calcext:value-type="float">
            <text:p><text:s text:c="3"/>178</text:p>
          </table:table-cell>
          <table:table-cell table:style-name="ce69" office:value-type="float" office:value="596" calcext:value-type="float">
            <text:p><text:s text:c="3"/>596</text:p>
          </table:table-cell>
          <table:table-cell table:style-name="ce69" office:value-type="float" office:value="301" calcext:value-type="float">
            <text:p><text:s text:c="3"/>30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3002" calcext:value-type="float">
            <text:p><text:s text:c="3"/>3,002</text:p>
          </table:table-cell>
          <table:table-cell table:style-name="ce82" office:value-type="float" office:value="3103" calcext:value-type="float">
            <text:p><text:s text:c="3"/>3,103</text:p>
          </table:table-cell>
          <table:table-cell table:style-name="ce82" office:value-type="float" office:value="662" calcext:value-type="float">
            <text:p><text:s text:c="3"/>662</text:p>
          </table:table-cell>
          <table:table-cell table:style-name="ce82" office:value-type="float" office:value="490" calcext:value-type="float">
            <text:p><text:s text:c="3"/>490</text:p>
          </table:table-cell>
          <table:table-cell table:style-name="ce82" office:value-type="float" office:value="16" calcext:value-type="float">
            <text:p><text:s text:c="3"/>16</text:p>
          </table:table-cell>
          <table:table-cell table:style-name="ce82" office:value-type="float" office:value="10" calcext:value-type="float">
            <text:p><text:s text:c="3"/>1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0523" calcext:value-type="float">
            <text:p><text:s text:c="3"/>10,523</text:p>
          </table:table-cell>
          <table:table-cell table:style-name="ce83" office:value-type="float" office:value="10851" calcext:value-type="float">
            <text:p><text:s text:c="3"/>10,851</text:p>
          </table:table-cell>
          <table:table-cell table:style-name="ce83" office:value-type="float" office:value="1855" calcext:value-type="float">
            <text:p><text:s text:c="3"/>1,855</text:p>
          </table:table-cell>
          <table:table-cell table:style-name="ce83" office:value-type="float" office:value="1605" calcext:value-type="float">
            <text:p><text:s text:c="3"/>1,605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style-name="ce83" office:value-type="float" office:value="23" calcext:value-type="float">
            <text:p><text:s text:c="3"/>2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639" calcext:value-type="float">
            <text:p><text:s text:c="3"/>639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859" calcext:value-type="float">
            <text:p><text:s text:c="3"/>4,859</text:p>
          </table:table-cell>
          <table:table-cell table:style-name="ce69" office:value-type="float" office:value="5004" calcext:value-type="float">
            <text:p><text:s text:c="3"/>5,004</text:p>
          </table:table-cell>
          <table:table-cell table:style-name="ce69" office:value-type="float" office:value="976" calcext:value-type="float">
            <text:p><text:s text:c="3"/>976</text:p>
          </table:table-cell>
          <table:table-cell table:style-name="ce69" office:value-type="float" office:value="983" calcext:value-type="float">
            <text:p><text:s text:c="3"/>983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29" calcext:value-type="float">
            <text:p><text:s text:c="3"/>329</text:p>
          </table:table-cell>
          <table:table-cell table:style-name="ce69" office:value-type="float" office:value="922" calcext:value-type="float">
            <text:p><text:s text:c="3"/>922</text:p>
          </table:table-cell>
          <table:table-cell table:style-name="ce69" office:value-type="float" office:value="489" calcext:value-type="float">
            <text:p><text:s text:c="3"/>48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5664" calcext:value-type="float">
            <text:p><text:s text:c="3"/>5,664</text:p>
          </table:table-cell>
          <table:table-cell table:style-name="ce82" office:value-type="float" office:value="5847" calcext:value-type="float">
            <text:p><text:s text:c="3"/>5,847</text:p>
          </table:table-cell>
          <table:table-cell table:style-name="ce82" office:value-type="float" office:value="879" calcext:value-type="float">
            <text:p><text:s text:c="3"/>879</text:p>
          </table:table-cell>
          <table:table-cell table:style-name="ce82" office:value-type="float" office:value="622" calcext:value-type="float">
            <text:p><text:s text:c="3"/>622</text:p>
          </table:table-cell>
          <table:table-cell table:style-name="ce82" office:value-type="float" office:value="24" calcext:value-type="float">
            <text:p><text:s text:c="3"/>24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20953" calcext:value-type="float">
            <text:p><text:s text:c="3"/>20,953</text:p>
          </table:table-cell>
          <table:table-cell table:style-name="ce83" office:value-type="float" office:value="22716" calcext:value-type="float">
            <text:p><text:s text:c="3"/>22,716</text:p>
          </table:table-cell>
          <table:table-cell table:style-name="ce83" office:value-type="float" office:value="4715" calcext:value-type="float">
            <text:p><text:s text:c="3"/>4,715</text:p>
          </table:table-cell>
          <table:table-cell table:style-name="ce83" office:value-type="float" office:value="4603" calcext:value-type="float">
            <text:p><text:s text:c="3"/>4,603</text:p>
          </table:table-cell>
          <table:table-cell table:style-name="ce83" office:value-type="float" office:value="114" calcext:value-type="float">
            <text:p><text:s text:c="3"/>114</text:p>
          </table:table-cell>
          <table:table-cell table:style-name="ce83" office:value-type="float" office:value="36" calcext:value-type="float">
            <text:p><text:s text:c="3"/>36</text:p>
          </table:table-cell>
          <table:table-cell table:style-name="ce83" office:value-type="float" office:value="21" calcext:value-type="float">
            <text:p><text:s text:c="3"/>21</text:p>
          </table:table-cell>
          <table:table-cell table:style-name="ce83" office:value-type="float" office:value="207" calcext:value-type="float">
            <text:p><text:s text:c="3"/>207</text:p>
          </table:table-cell>
          <table:table-cell table:style-name="ce83" office:value-type="float" office:value="25" calcext:value-type="float">
            <text:p><text:s text:c="3"/>25</text:p>
          </table:table-cell>
          <table:table-cell table:style-name="ce83" office:value-type="float" office:value="1834" calcext:value-type="float">
            <text:p><text:s text:c="3"/>1,83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9851" calcext:value-type="float">
            <text:p><text:s text:c="3"/>9,851</text:p>
          </table:table-cell>
          <table:table-cell table:style-name="ce133" office:value-type="float" office:value="10528" calcext:value-type="float">
            <text:p><text:s text:c="3"/>10,528</text:p>
          </table:table-cell>
          <table:table-cell table:style-name="ce133" office:value-type="float" office:value="2456" calcext:value-type="float">
            <text:p><text:s text:c="3"/>2,456</text:p>
          </table:table-cell>
          <table:table-cell table:style-name="ce133" office:value-type="float" office:value="2715" calcext:value-type="float">
            <text:p><text:s text:c="3"/>2,715</text:p>
          </table:table-cell>
          <table:table-cell table:style-name="ce133" office:value-type="float" office:value="65" calcext:value-type="float">
            <text:p><text:s text:c="3"/>65</text:p>
          </table:table-cell>
          <table:table-cell table:style-name="ce133" office:value-type="float" office:value="14" calcext:value-type="float">
            <text:p><text:s text:c="3"/>14</text:p>
          </table:table-cell>
          <table:table-cell table:style-name="ce133" office:value-type="float" office:value="12" calcext:value-type="float">
            <text:p><text:s text:c="3"/>12</text:p>
          </table:table-cell>
          <table:table-cell table:style-name="ce133" office:value-type="float" office:value="110" calcext:value-type="float">
            <text:p><text:s text:c="3"/>110</text:p>
          </table:table-cell>
          <table:table-cell table:style-name="ce133" office:value-type="float" office:value="10" calcext:value-type="float">
            <text:p><text:s text:c="3"/>10</text:p>
          </table:table-cell>
          <table:table-cell table:style-name="ce133" office:value-type="float" office:value="905" calcext:value-type="float">
            <text:p><text:s text:c="3"/>905</text:p>
          </table:table-cell>
          <table:table-cell table:style-name="ce133" office:value-type="float" office:value="2198" calcext:value-type="float">
            <text:p><text:s text:c="3"/>2,198</text:p>
          </table:table-cell>
          <table:table-cell table:style-name="ce141" office:value-type="float" office:value="1296" calcext:value-type="float">
            <text:p><text:s text:c="3"/>1,29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11102" calcext:value-type="float">
            <text:p><text:s text:c="3"/>11,102</text:p>
          </table:table-cell>
          <table:table-cell table:style-name="ce134" office:value-type="float" office:value="12188" calcext:value-type="float">
            <text:p><text:s text:c="3"/>12,188</text:p>
          </table:table-cell>
          <table:table-cell table:style-name="ce134" office:value-type="float" office:value="2259" calcext:value-type="float">
            <text:p><text:s text:c="3"/>2,259</text:p>
          </table:table-cell>
          <table:table-cell table:style-name="ce134" office:value-type="float" office:value="1888" calcext:value-type="float">
            <text:p><text:s text:c="3"/>1,888</text:p>
          </table:table-cell>
          <table:table-cell table:style-name="ce134" office:value-type="float" office:value="49" calcext:value-type="float">
            <text:p><text:s text:c="3"/>49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7" calcext:value-type="float">
            <text:p><text:s text:c="3"/>97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4" office:value-type="float" office:value="929" calcext:value-type="float">
            <text:p><text:s text:c="3"/>92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22" calcext:value-type="float">
            <text:p><text:s text:c="3"/>1,622</text:p>
          </table:table-cell>
          <table:table-cell table:style-name="ce60" office:value-type="float" office:value="1687" calcext:value-type="float">
            <text:p><text:s text:c="3"/>1,687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41" calcext:value-type="float">
            <text:p><text:s text:c="3"/>741</text:p>
          </table:table-cell>
          <table:table-cell table:style-name="ce70" office:value-type="float" office:value="785" calcext:value-type="float">
            <text:p><text:s text:c="3"/>785</text:p>
          </table:table-cell>
          <table:table-cell table:style-name="ce70" office:value-type="float" office:value="120" calcext:value-type="float">
            <text:p><text:s text:c="3"/>120</text:p>
          </table:table-cell>
          <table:table-cell table:style-name="ce70" office:value-type="float" office:value="167" calcext:value-type="float">
            <text:p><text:s text:c="3"/>167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70" office:value-type="float" office:value="105" calcext:value-type="float">
            <text:p><text:s text:c="3"/>10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81" calcext:value-type="float">
            <text:p><text:s text:c="3"/>881</text:p>
          </table:table-cell>
          <table:table-cell table:style-name="ce135" office:value-type="float" office:value="902" calcext:value-type="float">
            <text:p><text:s text:c="3"/>902</text:p>
          </table:table-cell>
          <table:table-cell table:style-name="ce135" office:value-type="float" office:value="119" calcext:value-type="float">
            <text:p><text:s text:c="3"/>119</text:p>
          </table:table-cell>
          <table:table-cell table:style-name="ce135" office:value-type="float" office:value="121" calcext:value-type="float">
            <text:p><text:s text:c="3"/>12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8" calcext:value-type="float">
            <text:p><text:s text:c="3"/>6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974" calcext:value-type="float">
            <text:p><text:s text:c="3"/>1,974</text:p>
          </table:table-cell>
          <table:table-cell table:style-name="ce60" office:value-type="float" office:value="1733" calcext:value-type="float">
            <text:p><text:s text:c="3"/>1,733</text:p>
          </table:table-cell>
          <table:table-cell table:style-name="ce60" office:value-type="float" office:value="447" calcext:value-type="float">
            <text:p><text:s text:c="3"/>447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19" calcext:value-type="float">
            <text:p><text:s text:c="3"/>919</text:p>
          </table:table-cell>
          <table:table-cell table:style-name="ce70" office:value-type="float" office:value="788" calcext:value-type="float">
            <text:p><text:s text:c="3"/>788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70" office:value-type="float" office:value="159" calcext:value-type="float">
            <text:p><text:s text:c="3"/>159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173" calcext:value-type="float">
            <text:p><text:s text:c="3"/>173</text:p>
          </table:table-cell>
          <table:table-cell table:style-name="ce70" office:value-type="float" office:value="107" calcext:value-type="float">
            <text:p><text:s text:c="3"/>10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55" calcext:value-type="float">
            <text:p><text:s text:c="3"/>1,055</text:p>
          </table:table-cell>
          <table:table-cell table:style-name="ce135" office:value-type="float" office:value="945" calcext:value-type="float">
            <text:p><text:s text:c="3"/>945</text:p>
          </table:table-cell>
          <table:table-cell table:style-name="ce135" office:value-type="float" office:value="206" calcext:value-type="float">
            <text:p><text:s text:c="3"/>206</text:p>
          </table:table-cell>
          <table:table-cell table:style-name="ce135" office:value-type="float" office:value="117" calcext:value-type="float">
            <text:p><text:s text:c="3"/>117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71" calcext:value-type="float">
            <text:p><text:s text:c="3"/>7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281" calcext:value-type="float">
            <text:p><text:s text:c="3"/>1,281</text:p>
          </table:table-cell>
          <table:table-cell table:style-name="ce60" office:value-type="float" office:value="1665" calcext:value-type="float">
            <text:p><text:s text:c="3"/>1,665</text:p>
          </table:table-cell>
          <table:table-cell table:style-name="ce60" office:value-type="float" office:value="426" calcext:value-type="float">
            <text:p><text:s text:c="3"/>426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56" calcext:value-type="float">
            <text:p><text:s text:c="3"/>15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10" calcext:value-type="float">
            <text:p><text:s text:c="3"/>610</text:p>
          </table:table-cell>
          <table:table-cell table:style-name="ce70" office:value-type="float" office:value="745" calcext:value-type="float">
            <text:p><text:s text:c="3"/>745</text:p>
          </table:table-cell>
          <table:table-cell table:style-name="ce70" office:value-type="float" office:value="227" calcext:value-type="float">
            <text:p><text:s text:c="3"/>227</text:p>
          </table:table-cell>
          <table:table-cell table:style-name="ce70" office:value-type="float" office:value="192" calcext:value-type="float">
            <text:p><text:s text:c="3"/>192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171" calcext:value-type="float">
            <text:p><text:s text:c="3"/>171</text:p>
          </table:table-cell>
          <table:table-cell table:style-name="ce70" office:value-type="float" office:value="113" calcext:value-type="float">
            <text:p><text:s text:c="3"/>11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71" calcext:value-type="float">
            <text:p><text:s text:c="3"/>671</text:p>
          </table:table-cell>
          <table:table-cell table:style-name="ce135" office:value-type="float" office:value="920" calcext:value-type="float">
            <text:p><text:s text:c="3"/>920</text:p>
          </table:table-cell>
          <table:table-cell table:style-name="ce135" office:value-type="float" office:value="199" calcext:value-type="float">
            <text:p><text:s text:c="3"/>199</text:p>
          </table:table-cell>
          <table:table-cell table:style-name="ce135" office:value-type="float" office:value="156" calcext:value-type="float">
            <text:p><text:s text:c="3"/>156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85" calcext:value-type="float">
            <text:p><text:s text:c="3"/>8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631" calcext:value-type="float">
            <text:p><text:s text:c="3"/>2,631</text:p>
          </table:table-cell>
          <table:table-cell table:style-name="ce60" office:value-type="float" office:value="3201" calcext:value-type="float">
            <text:p><text:s text:c="3"/>3,201</text:p>
          </table:table-cell>
          <table:table-cell table:style-name="ce60" office:value-type="float" office:value="1032" calcext:value-type="float">
            <text:p><text:s text:c="3"/>1,032</text:p>
          </table:table-cell>
          <table:table-cell table:style-name="ce60" office:value-type="float" office:value="696" calcext:value-type="float">
            <text:p><text:s text:c="3"/>69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93" calcext:value-type="float">
            <text:p><text:s text:c="3"/>29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171" calcext:value-type="float">
            <text:p><text:s text:c="3"/>1,171</text:p>
          </table:table-cell>
          <table:table-cell table:style-name="ce70" office:value-type="float" office:value="1451" calcext:value-type="float">
            <text:p><text:s text:c="3"/>1,451</text:p>
          </table:table-cell>
          <table:table-cell table:style-name="ce70" office:value-type="float" office:value="518" calcext:value-type="float">
            <text:p><text:s text:c="3"/>518</text:p>
          </table:table-cell>
          <table:table-cell table:style-name="ce70" office:value-type="float" office:value="411" calcext:value-type="float">
            <text:p><text:s text:c="3"/>411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391" calcext:value-type="float">
            <text:p><text:s text:c="3"/>391</text:p>
          </table:table-cell>
          <table:table-cell table:style-name="ce70" office:value-type="float" office:value="194" calcext:value-type="float">
            <text:p><text:s text:c="3"/>19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460" calcext:value-type="float">
            <text:p><text:s text:c="3"/>1,460</text:p>
          </table:table-cell>
          <table:table-cell table:style-name="ce135" office:value-type="float" office:value="1750" calcext:value-type="float">
            <text:p><text:s text:c="3"/>1,750</text:p>
          </table:table-cell>
          <table:table-cell table:style-name="ce135" office:value-type="float" office:value="514" calcext:value-type="float">
            <text:p><text:s text:c="3"/>514</text:p>
          </table:table-cell>
          <table:table-cell table:style-name="ce135" office:value-type="float" office:value="285" calcext:value-type="float">
            <text:p><text:s text:c="3"/>28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45" calcext:value-type="float">
            <text:p><text:s text:c="3"/>14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11" calcext:value-type="float">
            <text:p><text:s text:c="3"/>1,111</text:p>
          </table:table-cell>
          <table:table-cell table:style-name="ce60" office:value-type="float" office:value="1546" calcext:value-type="float">
            <text:p><text:s text:c="3"/>1,54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395" calcext:value-type="float">
            <text:p><text:s text:c="3"/>39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00" calcext:value-type="float">
            <text:p><text:s text:c="3"/>10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51" calcext:value-type="float">
            <text:p><text:s text:c="3"/>551</text:p>
          </table:table-cell>
          <table:table-cell table:style-name="ce70" office:value-type="float" office:value="720" calcext:value-type="float">
            <text:p><text:s text:c="3"/>720</text:p>
          </table:table-cell>
          <table:table-cell table:style-name="ce70" office:value-type="float" office:value="162" calcext:value-type="float">
            <text:p><text:s text:c="3"/>162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165" calcext:value-type="float">
            <text:p><text:s text:c="3"/>165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60" calcext:value-type="float">
            <text:p><text:s text:c="3"/>560</text:p>
          </table:table-cell>
          <table:table-cell table:style-name="ce135" office:value-type="float" office:value="826" calcext:value-type="float">
            <text:p><text:s text:c="3"/>826</text:p>
          </table:table-cell>
          <table:table-cell table:style-name="ce135" office:value-type="float" office:value="130" calcext:value-type="float">
            <text:p><text:s text:c="3"/>130</text:p>
          </table:table-cell>
          <table:table-cell table:style-name="ce135" office:value-type="float" office:value="152" calcext:value-type="float">
            <text:p><text:s text:c="3"/>15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09" calcext:value-type="float">
            <text:p><text:s text:c="3"/>1,609</text:p>
          </table:table-cell>
          <table:table-cell table:style-name="ce60" office:value-type="float" office:value="1889" calcext:value-type="float">
            <text:p><text:s text:c="3"/>1,889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494" calcext:value-type="float">
            <text:p><text:s text:c="3"/>49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57" calcext:value-type="float">
            <text:p><text:s text:c="3"/>15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63" calcext:value-type="float">
            <text:p><text:s text:c="3"/>763</text:p>
          </table:table-cell>
          <table:table-cell table:style-name="ce70" office:value-type="float" office:value="920" calcext:value-type="float">
            <text:p><text:s text:c="3"/>920</text:p>
          </table:table-cell>
          <table:table-cell table:style-name="ce70" office:value-type="float" office:value="193" calcext:value-type="float">
            <text:p><text:s text:c="3"/>193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70" office:value-type="float" office:value="6" calcext:value-type="float">
            <text:p><text:s text:c="3"/>6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109" calcext:value-type="float">
            <text:p><text:s text:c="3"/>10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46" calcext:value-type="float">
            <text:p><text:s text:c="3"/>846</text:p>
          </table:table-cell>
          <table:table-cell table:style-name="ce135" office:value-type="float" office:value="969" calcext:value-type="float">
            <text:p><text:s text:c="3"/>969</text:p>
          </table:table-cell>
          <table:table-cell table:style-name="ce135" office:value-type="float" office:value="172" calcext:value-type="float">
            <text:p><text:s text:c="3"/>172</text:p>
          </table:table-cell>
          <table:table-cell table:style-name="ce135" office:value-type="float" office:value="210" calcext:value-type="float">
            <text:p><text:s text:c="3"/>210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88" calcext:value-type="float">
            <text:p><text:s text:c="3"/>8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17" calcext:value-type="float">
            <text:p><text:s text:c="3"/>1,317</text:p>
          </table:table-cell>
          <table:table-cell table:style-name="ce60" office:value-type="float" office:value="1374" calcext:value-type="float">
            <text:p><text:s text:c="3"/>1,374</text:p>
          </table:table-cell>
          <table:table-cell table:style-name="ce60" office:value-type="float" office:value="249" calcext:value-type="float">
            <text:p><text:s text:c="3"/>249</text:p>
          </table:table-cell>
          <table:table-cell table:style-name="ce60" office:value-type="float" office:value="432" calcext:value-type="float">
            <text:p><text:s text:c="3"/>4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21" calcext:value-type="float">
            <text:p><text:s text:c="3"/>12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07" calcext:value-type="float">
            <text:p><text:s text:c="3"/>607</text:p>
          </table:table-cell>
          <table:table-cell table:style-name="ce70" office:value-type="float" office:value="629" calcext:value-type="float">
            <text:p><text:s text:c="3"/>629</text:p>
          </table:table-cell>
          <table:table-cell table:style-name="ce70" office:value-type="float" office:value="139" calcext:value-type="float">
            <text:p><text:s text:c="3"/>139</text:p>
          </table:table-cell>
          <table:table-cell table:style-name="ce70" office:value-type="float" office:value="253" calcext:value-type="float">
            <text:p><text:s text:c="3"/>25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135" calcext:value-type="float">
            <text:p><text:s text:c="3"/>135</text:p>
          </table:table-cell>
          <table:table-cell table:style-name="ce70" office:value-type="float" office:value="85" calcext:value-type="float">
            <text:p><text:s text:c="3"/>8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10" calcext:value-type="float">
            <text:p><text:s text:c="3"/>710</text:p>
          </table:table-cell>
          <table:table-cell table:style-name="ce135" office:value-type="float" office:value="745" calcext:value-type="float">
            <text:p><text:s text:c="3"/>745</text:p>
          </table:table-cell>
          <table:table-cell table:style-name="ce135" office:value-type="float" office:value="110" calcext:value-type="float">
            <text:p><text:s text:c="3"/>110</text:p>
          </table:table-cell>
          <table:table-cell table:style-name="ce135" office:value-type="float" office:value="179" calcext:value-type="float">
            <text:p><text:s text:c="3"/>17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7" calcext:value-type="float">
            <text:p><text:s text:c="3"/>5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169" calcext:value-type="float">
            <text:p><text:s text:c="3"/>2,169</text:p>
          </table:table-cell>
          <table:table-cell table:style-name="ce60" office:value-type="float" office:value="2527" calcext:value-type="float">
            <text:p><text:s text:c="3"/>2,527</text:p>
          </table:table-cell>
          <table:table-cell table:style-name="ce60" office:value-type="float" office:value="446" calcext:value-type="float">
            <text:p><text:s text:c="3"/>446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18" calcext:value-type="float">
            <text:p><text:s text:c="3"/>21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97" calcext:value-type="float">
            <text:p><text:s text:c="3"/>997</text:p>
          </table:table-cell>
          <table:table-cell table:style-name="ce70" office:value-type="float" office:value="1172" calcext:value-type="float">
            <text:p><text:s text:c="3"/>1,172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07" calcext:value-type="float">
            <text:p><text:s text:c="3"/>107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153" calcext:value-type="float">
            <text:p><text:s text:c="3"/>15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172" calcext:value-type="float">
            <text:p><text:s text:c="3"/>1,172</text:p>
          </table:table-cell>
          <table:table-cell table:style-name="ce135" office:value-type="float" office:value="1355" calcext:value-type="float">
            <text:p><text:s text:c="3"/>1,355</text:p>
          </table:table-cell>
          <table:table-cell table:style-name="ce135" office:value-type="float" office:value="214" calcext:value-type="float">
            <text:p><text:s text:c="3"/>214</text:p>
          </table:table-cell>
          <table:table-cell table:style-name="ce135" office:value-type="float" office:value="261" calcext:value-type="float">
            <text:p><text:s text:c="3"/>261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11" calcext:value-type="float">
            <text:p><text:s text:c="3"/>11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674" calcext:value-type="float">
            <text:p><text:s text:c="3"/>674</text:p>
          </table:table-cell>
          <table:table-cell table:style-name="ce60" office:value-type="float" office:value="725" calcext:value-type="float">
            <text:p><text:s text:c="3"/>7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16" calcext:value-type="float">
            <text:p><text:s text:c="3"/>316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70" office:value-type="float" office:value="72" calcext:value-type="float">
            <text:p><text:s text:c="3"/>72</text:p>
          </table:table-cell>
          <table:table-cell table:style-name="ce70" office:value-type="float" office:value="91" calcext:value-type="float">
            <text:p><text:s text:c="3"/>9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58" calcext:value-type="float">
            <text:p><text:s text:c="3"/>358</text:p>
          </table:table-cell>
          <table:table-cell table:style-name="ce135" office:value-type="float" office:value="391" calcext:value-type="float">
            <text:p><text:s text:c="3"/>391</text:p>
          </table:table-cell>
          <table:table-cell table:style-name="ce135" office:value-type="float" office:value="81" calcext:value-type="float">
            <text:p><text:s text:c="3"/>81</text:p>
          </table:table-cell>
          <table:table-cell table:style-name="ce135" office:value-type="float" office:value="68" calcext:value-type="float">
            <text:p><text:s text:c="3"/>68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51" calcext:value-type="float">
            <text:p><text:s text:c="3"/>1,351</text:p>
          </table:table-cell>
          <table:table-cell table:style-name="ce60" office:value-type="float" office:value="1406" calcext:value-type="float">
            <text:p><text:s text:c="3"/>1,406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59" calcext:value-type="float">
            <text:p><text:s text:c="3"/>15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44" calcext:value-type="float">
            <text:p><text:s text:c="3"/>644</text:p>
          </table:table-cell>
          <table:table-cell table:style-name="ce70" office:value-type="float" office:value="690" calcext:value-type="float">
            <text:p><text:s text:c="3"/>690</text:p>
          </table:table-cell>
          <table:table-cell table:style-name="ce70" office:value-type="float" office:value="115" calcext:value-type="float">
            <text:p><text:s text:c="3"/>115</text:p>
          </table:table-cell>
          <table:table-cell table:style-name="ce70" office:value-type="float" office:value="150" calcext:value-type="float">
            <text:p><text:s text:c="3"/>150</text:p>
          </table:table-cell>
          <table:table-cell table:style-name="ce70" office:value-type="float" office:value="6" calcext:value-type="float">
            <text:p><text:s text:c="3"/>6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style-name="ce70" office:value-type="float" office:value="130" calcext:value-type="float">
            <text:p><text:s text:c="3"/>130</text:p>
          </table:table-cell>
          <table:table-cell table:style-name="ce70" office:value-type="float" office:value="87" calcext:value-type="float">
            <text:p><text:s text:c="3"/>8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07" calcext:value-type="float">
            <text:p><text:s text:c="3"/>707</text:p>
          </table:table-cell>
          <table:table-cell table:style-name="ce135" office:value-type="float" office:value="716" calcext:value-type="float">
            <text:p><text:s text:c="3"/>716</text:p>
          </table:table-cell>
          <table:table-cell table:style-name="ce135" office:value-type="float" office:value="118" calcext:value-type="float">
            <text:p><text:s text:c="3"/>118</text:p>
          </table:table-cell>
          <table:table-cell table:style-name="ce135" office:value-type="float" office:value="93" calcext:value-type="float">
            <text:p><text:s text:c="3"/>9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879" calcext:value-type="float">
            <text:p><text:s text:c="3"/>879</text:p>
          </table:table-cell>
          <table:table-cell table:style-name="ce60" office:value-type="float" office:value="398" calcext:value-type="float">
            <text:p><text:s text:c="3"/>39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15" calcext:value-type="float">
            <text:p><text:s text:c="3"/>515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64" calcext:value-type="float">
            <text:p><text:s text:c="3"/>364</text:p>
          </table:table-cell>
          <table:table-cell table:style-name="ce135" office:value-type="float" office:value="186" calcext:value-type="float">
            <text:p><text:s text:c="3"/>186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60" calcext:value-type="float">
            <text:p><text:s text:c="3"/>1,460</text:p>
          </table:table-cell>
          <table:table-cell table:style-name="ce60" office:value-type="float" office:value="1581" calcext:value-type="float">
            <text:p><text:s text:c="3"/>1,581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92" calcext:value-type="float">
            <text:p><text:s text:c="3"/>9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72" calcext:value-type="float">
            <text:p><text:s text:c="3"/>672</text:p>
          </table:table-cell>
          <table:table-cell table:style-name="ce70" office:value-type="float" office:value="711" calcext:value-type="float">
            <text:p><text:s text:c="3"/>711</text:p>
          </table:table-cell>
          <table:table-cell table:style-name="ce70" office:value-type="float" office:value="117" calcext:value-type="float">
            <text:p><text:s text:c="3"/>117</text:p>
          </table:table-cell>
          <table:table-cell table:style-name="ce70" office:value-type="float" office:value="107" calcext:value-type="float">
            <text:p><text:s text:c="3"/>107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88" calcext:value-type="float">
            <text:p><text:s text:c="3"/>788</text:p>
          </table:table-cell>
          <table:table-cell table:style-name="ce135" office:value-type="float" office:value="870" calcext:value-type="float">
            <text:p><text:s text:c="3"/>870</text:p>
          </table:table-cell>
          <table:table-cell table:style-name="ce135" office:value-type="float" office:value="104" calcext:value-type="float">
            <text:p><text:s text:c="3"/>104</text:p>
          </table:table-cell>
          <table:table-cell table:style-name="ce135" office:value-type="float" office:value="86" calcext:value-type="float">
            <text:p><text:s text:c="3"/>86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997" calcext:value-type="float">
            <text:p><text:s text:c="3"/>1,997</text:p>
          </table:table-cell>
          <table:table-cell table:style-name="ce60" office:value-type="float" office:value="1889" calcext:value-type="float">
            <text:p><text:s text:c="3"/>1,889</text:p>
          </table:table-cell>
          <table:table-cell table:style-name="ce60" office:value-type="float" office:value="366" calcext:value-type="float">
            <text:p><text:s text:c="3"/>366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93" calcext:value-type="float">
            <text:p><text:s text:c="3"/>9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56" calcext:value-type="float">
            <text:p><text:s text:c="3"/>956</text:p>
          </table:table-cell>
          <table:table-cell table:style-name="ce70" office:value-type="float" office:value="872" calcext:value-type="float">
            <text:p><text:s text:c="3"/>872</text:p>
          </table:table-cell>
          <table:table-cell table:style-name="ce70" office:value-type="float" office:value="191" calcext:value-type="float">
            <text:p><text:s text:c="3"/>191</text:p>
          </table:table-cell>
          <table:table-cell table:style-name="ce70" office:value-type="float" office:value="143" calcext:value-type="float">
            <text:p><text:s text:c="3"/>14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style-name="ce70" office:value-type="float" office:value="140" calcext:value-type="float">
            <text:p><text:s text:c="3"/>140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41" calcext:value-type="float">
            <text:p><text:s text:c="3"/>1,041</text:p>
          </table:table-cell>
          <table:table-cell table:style-name="ce135" office:value-type="float" office:value="1017" calcext:value-type="float">
            <text:p><text:s text:c="3"/>1,017</text:p>
          </table:table-cell>
          <table:table-cell table:style-name="ce135" office:value-type="float" office:value="175" calcext:value-type="float">
            <text:p><text:s text:c="3"/>175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878" calcext:value-type="float">
            <text:p><text:s text:c="3"/>878</text:p>
          </table:table-cell>
          <table:table-cell table:style-name="ce60" office:value-type="float" office:value="1095" calcext:value-type="float">
            <text:p><text:s text:c="3"/>1,095</text:p>
          </table:table-cell>
          <table:table-cell table:style-name="ce60" office:value-type="float" office:value="180" calcext:value-type="float">
            <text:p><text:s text:c="3"/>180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8" calcext:value-type="float">
            <text:p><text:s text:c="3"/>5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89" calcext:value-type="float">
            <text:p><text:s text:c="3"/>389</text:p>
          </table:table-cell>
          <table:table-cell table:style-name="ce70" office:value-type="float" office:value="499" calcext:value-type="float">
            <text:p><text:s text:c="3"/>499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489" calcext:value-type="float">
            <text:p><text:s text:c="3"/>489</text:p>
          </table:table-cell>
          <table:table-cell table:style-name="ce135" office:value-type="float" office:value="596" calcext:value-type="float">
            <text:p><text:s text:c="3"/>596</text:p>
          </table:table-cell>
          <table:table-cell table:style-name="ce135" office:value-type="float" office:value="88" calcext:value-type="float">
            <text:p><text:s text:c="3"/>88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443" calcext:value-type="float">
            <text:p><text:s text:c="3"/>1,443</text:p>
          </table:table-cell>
          <table:table-cell table:style-name="ce55" office:value-type="float" office:value="663" calcext:value-type="float">
            <text:p><text:s text:c="3"/>663</text:p>
          </table:table-cell>
          <table:table-cell table:style-name="ce55" office:value-type="float" office:value="113" calcext:value-type="float">
            <text:p><text:s text:c="3"/>113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793" calcext:value-type="float">
            <text:p><text:s text:c="3"/>793</text:p>
          </table:table-cell>
          <table:table-cell table:style-name="ce51" office:value-type="float" office:value="351" calcext:value-type="float">
            <text:p><text:s text:c="3"/>351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650" calcext:value-type="float">
            <text:p><text:s text:c="3"/>650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8" calcext:value-type="float">
            <text:p><text:s text:c="3"/>8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33" calcext:value-type="float">
            <text:p><text:s text:c="3"/>1,333</text:p>
          </table:table-cell>
          <table:table-cell table:style-name="ce60" office:value-type="float" office:value="571" calcext:value-type="float">
            <text:p><text:s text:c="3"/>57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11" calcext:value-type="float">
            <text:p><text:s text:c="3"/>711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22" calcext:value-type="float">
            <text:p><text:s text:c="3"/>622</text:p>
          </table:table-cell>
          <table:table-cell table:style-name="ce135" office:value-type="float" office:value="282" calcext:value-type="float">
            <text:p><text:s text:c="3"/>282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2" calcext:value-type="float">
            <text:p><text:s text:c="3"/>82</text:p>
          </table:table-cell>
          <table:table-cell table:style-name="ce70" office:value-type="float" office:value="62" calcext:value-type="float">
            <text:p><text:s text:c="3"/>62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4年10月5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9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9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9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9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9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9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0-05T16:12:01</meta:creation-date>
    <dc:creator>溫麗華</dc:creator>
    <dc:date>2015-10-05T16:13:18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